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2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3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4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2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1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3"/>
        </table:table-row>
        <table:table-row table:style-name="ro1">
          <table:table-cell table:number-columns-repeated="4"/>
          <table:table-cell table:style-name="ce1"/>
          <table:table-cell table:style-name="ce3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6:00:47.424882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8:46:16.060250442</meta:creation-date>
    <dc:date>2017-11-04T18:15:46.776478399</dc:date>
    <meta:editing-duration>PT10H17M4S</meta:editing-duration>
    <meta:editing-cycles>18</meta:editing-cycles>
    <meta:generator>LibreOffice/5.1.6.2$Linux_X86_64 LibreOffice_project/10m0$Build-2</meta:generator>
    <meta:document-statistic meta:table-count="1" meta:cell-count="43" meta:object-count="1"/>
  </office:meta>
</office:document-meta>
</file>